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c0c0c0"/>
      <style:paragraph-properties fo:text-align="center" style:justify-single-word="false" fo:background-color="#c0c0c0"/>
    </style:style>
    <style:style style:name="P3" style:family="paragraph" style:parent-style-name="Standard">
      <loext:graphic-properties draw:fill="solid" draw:fill-color="#00ccff"/>
      <style:paragraph-properties fo:text-align="center" style:justify-single-word="false" fo:background-color="#00ccff"/>
    </style:style>
    <style:style style:name="P4" style:family="paragraph" style:parent-style-name="Standard">
      <loext:graphic-properties draw:fill="solid" draw:fill-color="#ccffff"/>
      <style:paragraph-properties fo:text-align="center" style:justify-single-word="false" fo:background-color="#ccffff"/>
    </style:style>
    <style:style style:name="P5" style:family="paragraph" style:parent-style-name="Standard">
      <style:paragraph-properties fo:text-align="justify" style:justify-single-word="false"/>
      <style:text-properties fo:font-size="13pt" style:font-size-asian="13pt"/>
    </style:style>
    <style:style style:name="P6" style:family="paragraph" style:parent-style-name="Standard">
      <style:paragraph-properties fo:text-align="justify" style:justify-single-word="false"/>
    </style:style>
    <style:style style:name="P7" style:family="paragraph" style:parent-style-name="Standard">
      <loext:graphic-properties draw:fill="solid" draw:fill-color="#ffcc99"/>
      <style:paragraph-properties fo:text-align="justify" style:justify-single-word="false" fo:background-color="#ffcc99"/>
    </style:style>
    <style:style style:name="P8" style:family="paragraph" style:parent-style-name="Standard">
      <loext:graphic-properties draw:fill="solid" draw:fill-color="#ccffcc"/>
      <style:paragraph-properties fo:text-align="justify" style:justify-single-word="false" fo:background-color="#ccffcc"/>
    </style:style>
    <style:style style:name="P9" style:family="paragraph" style:parent-style-name="Standard">
      <style:paragraph-properties fo:text-align="justify" style:justify-single-word="false"/>
      <style:text-properties fo:font-size="6pt" style:font-size-asian="6pt"/>
    </style:style>
    <style:style style:name="P10" style:family="paragraph" style:parent-style-name="Standard">
      <style:paragraph-properties fo:text-align="justify" style:justify-single-word="false"/>
      <style:text-properties fo:language="fr" fo:country="BE"/>
    </style:style>
    <style:style style:name="P11" style:family="paragraph" style:parent-style-name="Standard">
      <style:paragraph-properties fo:text-align="justify" style:justify-single-word="false"/>
      <style:text-properties fo:language="en" fo:country="GB"/>
    </style:style>
    <style:style style:name="P12" style:family="paragraph" style:parent-style-name="Standard">
      <loext:graphic-properties draw:fill="solid" draw:fill-color="#ccffcc"/>
      <style:paragraph-properties fo:text-align="justify" style:justify-single-word="false" fo:background-color="#ccffcc"/>
      <style:text-properties fo:language="en" fo:country="GB"/>
    </style:style>
    <style:style style:name="P13" style:family="paragraph" style:parent-style-name="Standard">
      <style:paragraph-properties fo:text-align="justify" style:justify-single-word="false"/>
      <style:text-properties fo:language="de" fo:country="DE"/>
    </style:style>
    <style:style style:name="P14" style:family="paragraph" style:parent-style-name="Standard">
      <loext:graphic-properties draw:fill="solid" draw:fill-color="#ccffcc"/>
      <style:paragraph-properties fo:text-align="justify" style:justify-single-word="false" fo:background-color="#ccffcc"/>
      <style:text-properties fo:language="de" fo:country="DE"/>
    </style:style>
    <style:style style:name="P15" style:family="paragraph" style:parent-style-name="Standard">
      <style:paragraph-properties fo:text-align="center" style:justify-single-word="false" fo:padding-left="0.141cm" fo:padding-right="0.141cm" fo:padding-top="0.035cm" fo:padding-bottom="0.035cm" fo:border="0.51pt solid #00000a"/>
    </style:style>
    <style:style style:name="P16" style:family="paragraph" style:parent-style-name="Standard">
      <loext:graphic-properties draw:fill="solid" draw:fill-color="#00ffff"/>
      <style:paragraph-properties fo:text-align="center" style:justify-single-word="false" fo:background-color="#00ffff" fo:padding-left="0.141cm" fo:padding-right="0.141cm" fo:padding-top="0.035cm" fo:padding-bottom="0.035cm" fo:border="0.51pt solid #00000a"/>
    </style:style>
    <style:style style:name="P17" style:family="paragraph" style:parent-style-name="Standard">
      <style:paragraph-properties fo:text-align="center" style:justify-single-word="false" fo:padding-left="0.141cm" fo:padding-right="0.141cm" fo:padding-top="0.035cm" fo:padding-bottom="0.035cm" fo:border="0.51pt solid #00000a"/>
      <style:text-properties fo:font-size="7pt" style:font-size-asian="7pt"/>
    </style:style>
    <style:style style:name="P18" style:family="paragraph" style:parent-style-name="Standard">
      <style:paragraph-properties fo:text-align="justify" style:justify-single-word="false" fo:padding-left="0.141cm" fo:padding-right="0.141cm" fo:padding-top="0.035cm" fo:padding-bottom="0.035cm" fo:border="0.51pt solid #00000a"/>
    </style:style>
    <style:style style:name="P19" style:family="paragraph" style:parent-style-name="Standard">
      <loext:graphic-properties draw:fill="solid" draw:fill-color="#ffcc99"/>
      <style:paragraph-properties fo:text-align="justify" style:justify-single-word="false" fo:background-color="#ffcc99" fo:padding-left="0.141cm" fo:padding-right="0.141cm" fo:padding-top="0.035cm" fo:padding-bottom="0.035cm" fo:border="0.51pt solid #00000a"/>
    </style:style>
    <style:style style:name="P20" style:family="paragraph" style:parent-style-name="Standard">
      <loext:graphic-properties draw:fill="solid" draw:fill-color="#ccffcc"/>
      <style:paragraph-properties fo:text-align="justify" style:justify-single-word="false" fo:background-color="#ccffcc" fo:padding-left="0.141cm" fo:padding-right="0.141cm" fo:padding-top="0.035cm" fo:padding-bottom="0.035cm" fo:border="0.51pt solid #00000a"/>
    </style:style>
    <style:style style:name="P21" style:family="paragraph" style:parent-style-name="Standard">
      <style:paragraph-properties fo:text-align="justify" style:justify-single-word="false" fo:padding-left="0.141cm" fo:padding-right="0.141cm" fo:padding-top="0.035cm" fo:padding-bottom="0.035cm" fo:border="0.51pt solid #00000a"/>
      <style:text-properties fo:language="en" fo:country="US"/>
    </style:style>
    <style:style style:name="P22" style:family="paragraph" style:parent-style-name="Standard">
      <style:paragraph-properties fo:text-align="justify" style:justify-single-word="false" fo:padding-left="0.141cm" fo:padding-right="0.141cm" fo:padding-top="0.035cm" fo:padding-bottom="0.035cm" fo:border="0.51pt solid #00000a"/>
      <style:text-properties fo:language="en" fo:country="GB"/>
    </style:style>
    <style:style style:name="P23"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fo:font-size="15pt" fo:font-weight="bold" style:font-size-asian="15pt" style:font-weight-asian="bold" style:font-weight-complex="bold"/>
    </style:style>
    <style:style style:name="T2" style:family="text">
      <style:text-properties fo:font-size="13pt" style:text-underline-style="solid" style:text-underline-width="auto" style:text-underline-color="font-color" fo:font-weight="bold" style:font-size-asian="13pt" style:font-weight-asian="bold" style:font-weight-complex="bold"/>
    </style:style>
    <style:style style:name="T3" style:family="text">
      <style:text-properties fo:font-size="13pt" fo:font-weight="bold" style:font-size-asian="13pt"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background-color="#c0c0c0"/>
    </style:style>
    <style:style style:name="T8" style:family="text">
      <style:text-properties fo:language="fr" fo:country="BE"/>
    </style:style>
    <style:style style:name="T9" style:family="text">
      <style:text-properties fo:language="fr" fo:country="BE" fo:font-style="italic" style:font-style-asian="italic" style:font-style-complex="italic"/>
    </style:style>
    <style:style style:name="T10" style:family="text">
      <style:text-properties fo:language="fr" fo:country="BE" fo:background-color="#c0c0c0"/>
    </style:style>
    <style:style style:name="T11" style:family="text">
      <style:text-properties fo:language="en" fo:country="US"/>
    </style:style>
    <style:style style:name="T12" style:family="text">
      <style:text-properties fo:language="en" fo:country="GB"/>
    </style:style>
    <style:style style:name="T13" style:family="text">
      <style:text-properties fo:color="#ff0000" style:font-name="Arial Narrow" fo:font-size="15pt" fo:font-weight="bold" style:font-size-asian="15pt" style:font-weight-asian="bold" style:font-weight-complex="bold"/>
    </style:style>
    <style:style style:name="T14" style:family="text">
      <style:text-properties fo:color="#ff6600" fo:font-weight="bold" style:font-weight-asian="bold" style:font-weight-complex="bold"/>
    </style:style>
    <style:style style:name="T15"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GoBack"/><text:span text:style-name="T1">453---SYSTEME D'EXPLOITATION - e-learning - Séquence 23</text:span></text:p>
      <text:p text:style-name="P2"><text:span text:style-name="T1">Sauvegarde des données – 1</text:span></text:p>
      <text:p text:style-name="P5"/>
      <text:p text:style-name="P15"><text:span text:style-name="T2">Légende</text:span><text:span text:style-name="T3"> :</text:span></text:p>
      <text:p text:style-name="P17"/>
      <text:p text:style-name="P18">Explications sur fond blanc</text:p>
      <text:p text:style-name="P19">Exercice à accomplir sur fond rouge clair</text:p>
      <text:p text:style-name="P20">Une ou plusieurs solutions possibles pour accomplir l’exercice sur fond vert clair</text:p>
      <text:p text:style-name="P6"/>
      <text:p text:style-name="P6"/>
      <text:p text:style-name="P6"/>
      <text:p text:style-name="P6">Pour une entreprise, en cas de sinistre, il est nécessaire de disposer d’un plan efficace de reprise d’activité. Un tel plan implique la restauration des données informatiques, ce qui suppose l’accomplissement d’un plan de sauvegarde, à définir. Que faut-il sauvegarder ? Selon quelle fréquence ? À conserver pendant combien de temps ? Sur quel type de support ? Ce qui entraîne de prévoir quel budget, pour l’entreprise ?</text:p>
      <text:p text:style-name="P6"/>
      <text:p text:style-name="P6">Par exemple, les sauvegardes peuvent être faites sur des lecteurs de cartouches SCSI. Dans le système Linux, voici la nomination des lecteurs de tapes ordinaires et des fichiers spéciaux :</text:p>
      <text:p text:style-name="P9"/>
      <text:p text:style-name="P6"><text:tab/><text:tab/><text:tab/>st0<text:tab/>Premier lecteur<text:tab/><text:tab/><text:tab/>/dev/st0</text:p>
      <text:p text:style-name="P6"><text:tab/><text:tab/><text:tab/>st1<text:tab/>Deuxième lecteur<text:tab/><text:tab/><text:tab/>/dev/st1</text:p>
      <text:p text:style-name="P6"/>
      <text:p text:style-name="P6">Toutefois, avec ces lecteurs de cartouches ordinaires, les bandes magnétiques sont automatiquement rembobinées en fin de sauvegarde. Par contre, ce n’est pas le cas avec : /dev/nst0, /dev/nst1. Ce qui permet d’ajouter d’autres sauvegardes à la suite. Et des commandes locales ou distantes permettent de naviguer sur ces cartouches (rembobiner, se positionner sur une archive particulière, se positionner à la fin, etc.).</text:p>
      <text:p text:style-name="P6"/>
      <text:p text:style-name="P6">De même, sur disque, il est préférable de réaliser une sauvegarde dans un fichier. Car lui affecter le périphérique comme support entraîne l’utilisation de tout l’espace disque pour cette seule sauvegarde.</text:p>
      <text:p text:style-name="P6"/>
      <text:p text:style-name="P6">Dans le contexte de Linux, plusieurs utilitaires de gestion de sauvegarde sont disponibles.</text:p>
      <text:p text:style-name="P6"/>
      <text:p text:style-name="P6"/>
      <text:p text:style-name="P6"/>
      <text:p text:style-name="P1"><text:span text:style-name="T5">Quelques commandes</text:span><text:span text:style-name="T6"> :</text:span></text:p>
      <text:p text:style-name="P6"/>
      <text:p text:style-name="P6"/>
      <text:p text:style-name="P6"/>
      <text:p text:style-name="P18">TAR</text:p>
      <text:p text:style-name="P18"/>
      <text:p text:style-name="P18">NOM</text:p>
      <text:p text:style-name="P18"><text:s text:c="7"/>tar - Utilitaire de gestion d'archives</text:p>
      <text:p text:style-name="P6"/>
      <text:p text:style-name="P6"/>
      <text:p text:style-name="P6"/>
      <text:p text:style-name="P6"><text:soft-page-break/>En particulier, la commande « tar » permet de sauvegarder (créer une archive) ou restaurer (extraire d’une archive) des fichiers ou des arborescences de fichiers, dans ou à partir d’un « fichier » d’archive (enregistré sur disque ou sur bande ou etc.), ainsi que de lister le contenu de l’archive. Le « fichier » d’archive peut être un fichier ordinaire, ou un périphérique d’archivage local ou distant.</text:p>
      <text:p text:style-name="P6"/>
      <text:p text:style-name="P6">Dans l’archive, chaque fichier sauvegardé est précédé d’un en-tête contenant ses caractéristiques, ainsi que son chemin absolu, mais sans le premier « / » (sauf si l’on utilise l’option : <text:span text:style-name="T7">-P</text:span> conserver les chemins absolus). Si l’on veut ensuite <text:span text:style-name="T4">restaurer un fichier à son emplacement d’origine</text:span>, il faut donc <text:span text:style-name="T4">se placer à la racine au préalable</text:span>. Sinon, il est restauré, avec son chemin, à partir du répertoire courant !</text:p>
      <text:p text:style-name="P6"/>
      <text:p text:style-name="P6">Les options principales de la commande « tar » sont : <text:span text:style-name="T7">-c</text:span> sauvegarder, <text:span text:style-name="T7">-x</text:span> restaurer, <text:span text:style-name="T7">-t</text:span> lister, puis <text:span text:style-name="T7">-f fichier</text:span> préciser un chemin pour l’archive, <text:span text:style-name="T7">-z</text:span> compresser/décompresser (avec Gnu-Zip), <text:span text:style-name="T7">-h</text:span> sauvegarder les fichiers liés et non les liens symboliques, <text:span text:style-name="T7">-m</text:span> remplacer la date de dernière modification par la date de restauration, <text:span text:style-name="T7">-P</text:span> conserver les chemins absolus, <text:span text:style-name="T7">-T fichier</text:span> utiliser un fichier qui contient la liste des fichiers à sauvegarder (« - » signifie l’entrée standard), et ensuite <text:span text:style-name="T7">--exclude fichier</text:span> exclure un fichier, et enfin <text:span text:style-name="T7">-v</text:span> utiliser le mode « verbose ».</text:p>
      <text:p text:style-name="P6"/>
      <text:p text:style-name="P6"><text:span text:style-name="T8">Exemples : </text:span><text:span text:style-name="T9">1°</text:span><text:span text:style-name="T8"> </text:span><text:span text:style-name="T7">tar -cvzf /root/etc.tar.gz /etc</text:span><text:span text:style-name="T8"> </text:span>sauvegarder le répertoire /etc (en mode "verbose") en créant, dans /root, une archive compressée selon Gnu-Zip sous forme de fichier « etc.tar.gz » ;<text:span text:style-name="T8"> </text:span><text:span text:style-name="T9">2°</text:span><text:span text:style-name="T8"> </text:span><text:span text:style-name="T10">tar -cvf /dev/st0 /home</text:span><text:span text:style-name="T8"> </text:span>sauvegarder le répertoire /home (en mode "verbose") en créant une archive sur une cartouche de tape ordinaire.</text:p>
      <text:p text:style-name="P10"/>
      <text:p text:style-name="P10"/>
      <text:p text:style-name="P10"/>
      <text:p text:style-name="P18">CMP(1)</text:p>
      <text:p text:style-name="P18"/>
      <text:p text:style-name="P18">NOM</text:p>
      <text:p text:style-name="P18"><text:s text:c="7"/>cmp - Comparer deux fichiers octet par octet</text:p>
      <text:p text:style-name="P18"/>
      <text:p text:style-name="P18">SYNOPSIS</text:p>
      <text:p text:style-name="P18"><text:s text:c="7"/>cmp [option] ... fichier1 [fichier2 [décal1 [décal2]]]</text:p>
      <text:p text:style-name="P18"/>
      <text:p text:style-name="P18">DESCRIPTION</text:p>
      <text:p text:style-name="P18"><text:s text:c="7"/>Comparer deux fichiers octet par octet.</text:p>
      <text:p text:style-name="P18"><text:s text:c="7"/>Les décal1 et décal2 facultatifs indiquent le nombre d'octets à sauter au début de</text:p>
      <text:p text:style-name="P18"><text:s text:c="7"/>chaque fichier (zéro par défaut).</text:p>
      <text:p text:style-name="P6"/>
      <text:p text:style-name="P6"/>
      <text:p text:style-name="P6"/>
      <text:p text:style-name="P18"><text:span text:style-name="T11">GZIP(1)</text:span></text:p>
      <text:p text:style-name="P21"/>
      <text:p text:style-name="P18"><text:span text:style-name="T12">NAME</text:span></text:p>
      <text:p text:style-name="P18"><text:span text:style-name="T12"><text:s text:c="7"/>gzip, gunzip, zcat - Compress or expand files</text:span></text:p>
      <text:p text:style-name="P22"/>
      <text:p text:style-name="P18"><text:span text:style-name="T12">SYNOPSIS</text:span></text:p>
      <text:p text:style-name="P18"><text:span text:style-name="T12"><text:s text:c="7"/>gzip [ -acdfhlLnNrtvV19 ] [-S suffix] [ name ... ]</text:span></text:p>
      <text:p text:style-name="P18"><text:span text:style-name="T12"><text:s text:c="7"/>gunzip [ -acfhlLnNrtvV ] [-S suffix] [ name ... ]</text:span></text:p>
      <text:p text:style-name="P18"><text:span text:style-name="T12"><text:s text:c="7"/>zcat [ -fhLV ] [ name ... ]</text:span></text:p>
      <text:p text:style-name="P22"><text:soft-page-break/></text:p>
      <text:p text:style-name="P18"><text:span text:style-name="T12">DESCRIPTION</text:span></text:p>
      <text:p text:style-name="P18"><text:span text:style-name="T12"><text:s text:c="7"/>gzip reduces the size of the named files using Lempel-Ziv coding (LZ77).</text:span></text:p>
      <text:p text:style-name="P18"><text:span text:style-name="T12"><text:s text:c="7"/>Compressed files can be restored to their original form using gzip -d or gunzip or zcat.</text:span></text:p>
      <text:p text:style-name="P11"/>
      <text:p text:style-name="P11"/>
      <text:p text:style-name="P11"/>
      <text:p text:style-name="P18">DD(1)</text:p>
      <text:p text:style-name="P18"/>
      <text:p text:style-name="P18">NOM</text:p>
      <text:p text:style-name="P18"><text:s text:c="7"/>dd - Convertir et copier un fichier</text:p>
      <text:p text:style-name="P18"/>
      <text:p text:style-name="P18">SYNOPSIS</text:p>
      <text:p text:style-name="P18"><text:s text:c="7"/>dd [OPÉRANDE]...</text:p>
      <text:p text:style-name="P18"><text:s text:c="7"/>dd OPTION</text:p>
      <text:p text:style-name="P18"/>
      <text:p text:style-name="P18">DESCRIPTION</text:p>
      <text:p text:style-name="P18"><text:s text:c="7"/>Copier un fichier en le convertissant et le formatant selon les opérandes.</text:p>
      <text:p text:style-name="P18"/>
      <text:p text:style-name="P18"><text:s text:c="7"/>bs=OCTETS</text:p>
      <text:p text:style-name="P18"><text:s text:c="14"/>lire et écrire jusqu'à OCTETS octets à la fois</text:p>
      <text:p text:style-name="P18"><text:s text:c="7"/>cbs=OCTETS</text:p>
      <text:p text:style-name="P18"><text:s text:c="14"/>convertir OCTETS octets à la fois</text:p>
      <text:p text:style-name="P18"><text:s text:c="7"/>conv=CONVS</text:p>
      <text:p text:style-name="P18"><text:s text:c="14"/>convertir le fichier selon la liste de symboles séparés par des virgules</text:p>
      <text:p text:style-name="P18"><text:s text:c="7"/>count=BLOCS</text:p>
      <text:p text:style-name="P18"><text:s text:c="14"/>copier seulement BLOCS blocs d'entrée</text:p>
      <text:p text:style-name="P18"><text:s text:c="7"/>ibs=OCTETS</text:p>
      <text:p text:style-name="P18"><text:s text:c="14"/>lire jusqu'à OCTETS octets à la fois (par défaut : 512)</text:p>
      <text:p text:style-name="P18"><text:s text:c="7"/>if=FICHIER</text:p>
      <text:p text:style-name="P18"><text:s text:c="14"/>lire le FICHIER au lieu de l'entrée standard</text:p>
      <text:p text:style-name="P18"><text:s text:c="7"/>iflag=FANIONS</text:p>
      <text:p text:style-name="P18"><text:s text:c="14"/>lire selon la liste de symboles séparés par des virgules</text:p>
      <text:p text:style-name="P18"><text:s text:c="7"/>obs=OCTETS</text:p>
      <text:p text:style-name="P18"><text:s text:c="14"/>écrire OCTETS octets à la fois (par défaut : 512)</text:p>
      <text:p text:style-name="P18"><text:s text:c="7"/>of=FICHIER</text:p>
      <text:p text:style-name="P18"><text:s text:c="14"/>écrire dans le FICHIER plutôt que sur la sortie standard</text:p>
      <text:p text:style-name="P18"><text:s text:c="7"/>oflag=FANIONS</text:p>
      <text:p text:style-name="P18"><text:s text:c="14"/>écrire selon la liste de symboles séparés par des virgules</text:p>
      <text:p text:style-name="P18"><text:s text:c="7"/>seek=BLOCS</text:p>
      <text:p text:style-name="P18"><text:s text:c="14"/>sauter BLOCS blocs de taille « obs » en début de sortie</text:p>
      <text:p text:style-name="P18"><text:s text:c="7"/>skip=BLOCS</text:p>
      <text:p text:style-name="P18"><text:s text:c="14"/>sauter BLOCS blocs de taille « ibs » en début d'entrée</text:p>
      <text:p text:style-name="P18"><text:s text:c="7"/>status=noxfer</text:p>
      <text:p text:style-name="P18"><text:s text:c="14"/>supprimer les statistiques de transfert</text:p>
      <text:p text:style-name="P6"/>
      <text:p text:style-name="P6"/>
      <text:p text:style-name="P6"/>
      <text:p text:style-name="P3"><text:span text:style-name="T13">LABORATOIRE – Sauvegarde des données – 1</text:span></text:p>
      <text:p text:style-name="P6"/>
      <text:p text:style-name="P16"><text:soft-page-break/><text:span text:style-name="T6">Les exercices des séquences 23 à 24 s’enchaînent.</text:span></text:p>
      <text:p text:style-name="P16"><text:span text:style-name="T6">Il faut donc les accomplir dans l’ordre prévu.</text:span></text:p>
      <text:p text:style-name="P6"/>
      <text:p text:style-name="P4"><text:span text:style-name="T14">Dans la distribution Debian GNU/Linux :</text:span></text:p>
      <text:p text:style-name="P6"/>
      <text:p text:style-name="P6"/>
      <text:p text:style-name="P6"/>
      <text:p text:style-name="P7">Connectez-vous dans un terminal sous le compte « root »</text:p>
      <text:p text:style-name="P6"/>
      <text:p text:style-name="P6"/>
      <text:p text:style-name="P6"/>
      <text:p text:style-name="P7">Créez le compte utilisateur guest, commentaire = « invité », ainsi que son répertoire de connexion</text:p>
      <text:p text:style-name="P6"/>
      <text:p text:style-name="P8">useradd -c 'invité' -m guest</text:p>
      <text:p text:style-name="P6"/>
      <text:p text:style-name="P6"/>
      <text:p text:style-name="P6"/>
      <text:p text:style-name="P7">Mettez « guest » comme mot de passe à l’utilisateur guest</text:p>
      <text:p text:style-name="P6"/>
      <text:p text:style-name="P8">passwd guest</text:p>
      <text:p text:style-name="P8"/>
      <text:p text:style-name="P8">guest</text:p>
      <text:p text:style-name="P8">guest</text:p>
      <text:p text:style-name="P6"/>
      <text:p text:style-name="P6"/>
      <text:p text:style-name="P6"/>
      <text:p text:style-name="P7">Créez quelques dossiers et fichiers dans le répertoire de connexion de guest</text:p>
      <text:p text:style-name="P6"/>
      <text:p text:style-name="P6"/>
      <text:p text:style-name="P6"/>
      <text:p text:style-name="P7">Dans le même terminal, connectez-vous sous le compte « guest »</text:p>
      <text:p text:style-name="P6"/>
      <text:p text:style-name="P8">su - guest</text:p>
      <text:p text:style-name="P6"/>
      <text:p text:style-name="P6"/>
      <text:p text:style-name="P6"/>
      <text:p text:style-name="P7">Sauvegardez le répertoire de connexion de guest (en mode "verbose") en créant, dans /tmp, une archive sous forme de fichier au format « .tar », nommé « sauveguest.tar »</text:p>
      <text:p text:style-name="P6"/>
      <text:p text:style-name="P8"><text:span text:style-name="T12">tar -cvf /tmp/sauveguest.tar /home/guest</text:span></text:p>
      <text:p text:style-name="P11"/>
      <text:p text:style-name="P11"/>
      <text:p text:style-name="P11"/>
      <text:p text:style-name="P7">Visualisez (en mode "verbose") tous les dossiers et fichiers sauvegardés</text:p>
      <text:p text:style-name="P6"/>
      <text:p text:style-name="P8"><text:span text:style-name="T12">tar -tvf /tmp/sauveguest.tar | more</text:span></text:p>
      <text:p text:style-name="P11"/>
      <text:p text:style-name="P11"/>
      <text:p text:style-name="P11"/>
      <text:p text:style-name="P7"><text:soft-page-break/>Dans /tmp, restaurez (en mode "verbose") le fichier .profile de l’utilisateur guest</text:p>
      <text:p text:style-name="P6"/>
      <text:p text:style-name="P8"><text:span text:style-name="T8">cd /tmp</text:span></text:p>
      <text:p text:style-name="P8"><text:span text:style-name="T8">tar -xvf /tmp/sauveguest.tar home/guest/.profile</text:span></text:p>
      <text:p text:style-name="P10"/>
      <text:p text:style-name="P6">Remarque : « home/guest/.profile » ou « home/guest/.bash_profile », selon les versions !</text:p>
      <text:p text:style-name="P6"/>
      <text:p text:style-name="P6"/>
      <text:p text:style-name="P6"/>
      <text:p text:style-name="P7">Affichez le manuel de la commande cmp</text:p>
      <text:p text:style-name="P6"/>
      <text:p text:style-name="P8">man cmp</text:p>
      <text:p text:style-name="P6"/>
      <text:p text:style-name="P6"/>
      <text:p text:style-name="P6"/>
      <text:p text:style-name="P7">Comparez le fichier .profile de l’utilisateur guest avec le fichier .profile de l’utilisateur guest extrait de l’archive et restauré dans /tmp</text:p>
      <text:p text:style-name="P6"/>
      <text:p text:style-name="P8"><text:span text:style-name="T12">cmp /home/guest/.profile /tmp/home/guest/.profile</text:span></text:p>
      <text:p text:style-name="P11"/>
      <text:p text:style-name="P11"/>
      <text:p text:style-name="P11"/>
      <text:p text:style-name="P7">Visualisez, en utilisant un format d’affichage long, les caractéristiques de ces deux fichiers, en particulier leurs dates et heures de dernière modification</text:p>
      <text:p text:style-name="P6"/>
      <text:p text:style-name="P8">ls -lu /home/guest/.profile</text:p>
      <text:p text:style-name="P8"/>
      <text:p text:style-name="P8">ls -lu /tmp/home/guest/.profile</text:p>
      <text:p text:style-name="P6"/>
      <text:p text:style-name="P6"/>
      <text:p text:style-name="P6"/>
      <text:p text:style-name="P7">Supprimez le fichier .profile extrait de l’archive et restauré dans /tmp</text:p>
      <text:p text:style-name="P6"/>
      <text:p text:style-name="P8"><text:span text:style-name="T8">rm /tmp/home/guest/.profile</text:span></text:p>
      <text:p text:style-name="P10"/>
      <text:p text:style-name="P10"/>
      <text:p text:style-name="P10"/>
      <text:p text:style-name="P7">Dans /tmp, restaurez (en mode "verbose") le fichier .profile de l’utilisateur guest, en ne conservant pas cette fois la date et l’heure de dernière modification</text:p>
      <text:p text:style-name="P6"/>
      <text:p text:style-name="P8"><text:span text:style-name="T8">tar -xvmf /tmp/sauveguest.tar home/guest/.profile</text:span></text:p>
      <text:p text:style-name="P10"/>
      <text:p text:style-name="P10"/>
      <text:p text:style-name="P10"/>
      <text:p text:style-name="P7">Visualisez à nouveau, en utilisant un format d’affichage long, les dates et heures de dernière modification du fichier .profile de l’utilisateur guest et du fichier .profile de l’utilisateur guest extrait de l’archive et restauré dans /tmp</text:p>
      <text:p text:style-name="P6"/>
      <text:p text:style-name="P8">ls -lu /home/guest/.profile</text:p>
      <text:p text:style-name="P8"/>
      <text:p text:style-name="P8"><text:soft-page-break/>ls -lu /tmp/home/guest/.profile</text:p>
      <text:p text:style-name="P6"/>
      <text:p text:style-name="P6"/>
      <text:p text:style-name="P6"/>
      <text:p text:style-name="P7">Supprimez le fichier .profile de l’utilisateur guest</text:p>
      <text:p text:style-name="P6"/>
      <text:p text:style-name="P8">rm ~/.profile</text:p>
      <text:p text:style-name="P6"/>
      <text:p text:style-name="P6"/>
      <text:p text:style-name="P6"/>
      <text:p text:style-name="P7">Restaurez (en mode "verbose") le fichier .profile de l’utilisateur guest dans son répertoire de connexion</text:p>
      <text:p text:style-name="P6"/>
      <text:p text:style-name="P8"><text:span text:style-name="T8">cd /</text:span></text:p>
      <text:p text:style-name="P8"><text:span text:style-name="T8">tar -xvf /tmp/sauveguest.tar home/guest/.profile</text:span></text:p>
      <text:p text:style-name="P10"/>
      <text:p text:style-name="P10"/>
      <text:p text:style-name="P10"/>
      <text:p text:style-name="P7">Faites en sorte que le working directory devienne le répertoire de connexion de guest, puis listez le fichier .profile restauré, en utilisant un format d’affichage long</text:p>
      <text:p text:style-name="P6"/>
      <text:p text:style-name="P8">cd</text:p>
      <text:p text:style-name="P8">ls -l .profile</text:p>
      <text:p text:style-name="P6"/>
      <text:p text:style-name="P6"/>
      <text:p text:style-name="P6"/>
      <text:p text:style-name="P7">Déconnectez-vous du compte guest</text:p>
      <text:p text:style-name="P6"/>
      <text:p text:style-name="P8">exit</text:p>
      <text:p text:style-name="P6"/>
      <text:p text:style-name="P6"/>
      <text:p text:style-name="P6"/>
      <text:p text:style-name="P7">Supprimez récursivement et de manière forcée le répertoire de connexion de guest et son contenu, sans avertissement</text:p>
      <text:p text:style-name="P6"/>
      <text:p text:style-name="P8"><text:span text:style-name="T8">rm -rf /home/guest</text:span></text:p>
      <text:p text:style-name="P10"/>
      <text:p text:style-name="P10"/>
      <text:p text:style-name="P10"/>
      <text:p text:style-name="P7">Restaurez (en mode "verbose") le répertoire de connexion de guest et son contenu</text:p>
      <text:p text:style-name="P6"/>
      <text:p text:style-name="P8">cd /</text:p>
      <text:p text:style-name="P8">tar -xvf /tmp/sauveguest.tar</text:p>
      <text:p text:style-name="P6"/>
      <text:p text:style-name="P6"/>
      <text:p text:style-name="P6"/>
      <text:p text:style-name="P7">Faites en sorte que le working directory devienne le répertoire de connexion de guest, puis listez-le entièrement, en utilisant un format d’affichage long et récursivement</text:p>
      <text:p text:style-name="P6"/>
      <text:p text:style-name="P8"><text:span text:style-name="T8">cd /home/guest</text:span></text:p>
      <text:p text:style-name="P8"><text:soft-page-break/><text:span text:style-name="T8">ls -alR</text:span></text:p>
      <text:p text:style-name="P10"/>
      <text:p text:style-name="P10"/>
      <text:p text:style-name="P10"/>
      <text:p text:style-name="P7">Reconnectez-vous sous le compte « guest »</text:p>
      <text:p text:style-name="P6"/>
      <text:p text:style-name="P8">su - guest</text:p>
      <text:p text:style-name="P6"/>
      <text:p text:style-name="P6"/>
      <text:p text:style-name="P6"/>
      <text:p text:style-name="P7">Affichez le manuel des commandes gzip et gunzip</text:p>
      <text:p text:style-name="P6"/>
      <text:p text:style-name="P8"><text:span text:style-name="T15">man gzip</text:span></text:p>
      <text:p text:style-name="P14"/>
      <text:p text:style-name="P8"><text:span text:style-name="T15">man gunzip</text:span></text:p>
      <text:p text:style-name="P13"/>
      <text:p text:style-name="P13"/>
      <text:p text:style-name="P13"/>
      <text:p text:style-name="P7">En utilisant la commande dd, créez dans le répertoire de connexion de guest un fichier de 128 Méga nommé : « gros_fichier », puis listez-le en affichage long</text:p>
      <text:p text:style-name="P6"/>
      <text:p text:style-name="P8"><text:span text:style-name="T12">dd if=/dev/zero of=/home/guest/gros_fichier bs=1M count=128</text:span></text:p>
      <text:p text:style-name="P12"/>
      <text:p text:style-name="P8">ls -l /home/guest/gros_fichier</text:p>
      <text:p text:style-name="P6"/>
      <text:p text:style-name="P6"/>
      <text:p text:style-name="P6"/>
      <text:p text:style-name="P7">Compressez-le selon Gnu-Zip, puis listez-le en affichage long</text:p>
      <text:p text:style-name="P6"/>
      <text:p text:style-name="P8">gzip /home/guest/gros_fichier</text:p>
      <text:p text:style-name="P8"/>
      <text:p text:style-name="P8">ls -l /home/guest/gros_fichier.gz</text:p>
      <text:p text:style-name="P6"/>
      <text:p text:style-name="P6"/>
      <text:p text:style-name="P6"/>
      <text:p text:style-name="P7">Décompressez-le, puis listez-le en affichage long</text:p>
      <text:p text:style-name="P6"/>
      <text:p text:style-name="P8">gunzip /home/guest/gros_fichier.gz</text:p>
      <text:p text:style-name="P8"/>
      <text:p text:style-name="P8">ls -l /home/guest/gros_fichier</text:p>
      <text:p text:style-name="P6"/>
      <text:p text:style-name="P8">gzip -d /home/guest/gros_fichier.gz</text:p>
      <text:p text:style-name="P8"/>
      <text:p text:style-name="P8">ls -l /home/guest/gros_fichier</text:p>
      <text:p text:style-name="P6"/>
      <text:p text:style-name="P6">Pour décompresser un fichier au format « .Z » (un autre type de compression plus ancien et moins performant), on peut aussi utiliser : gzip -d</text:p>
      <text:p text:style-name="P6"/>
      <text:p text:style-name="P6"/>
      <text:p text:style-name="P6"/>
      <text:p text:style-name="P7"><text:soft-page-break/>Déconnectez-vous du compte guest</text:p>
      <text:p text:style-name="P10"/>
      <text:p text:style-name="P10"/>
      <text:p text:style-name="P10"/>
      <text:p text:style-name="P7">Déconnectez-vous du terminal</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4</meta:editing-cycles>
    <meta:creation-date>2016-04-11T12:21:00</meta:creation-date>
    <dc:date>2016-04-11T12:27:00</dc:date>
    <meta:editing-duration>PT1M</meta:editing-duration>
    <meta:generator>LibreOffice/5.1.6.2.0$Linux_X86_64 LibreOffice_project/10$Build-2</meta:generator>
    <meta:document-statistic meta:table-count="0" meta:image-count="0" meta:object-count="0" meta:page-count="8" meta:paragraph-count="147" meta:word-count="1388" meta:character-count="9318" meta:non-whitespace-character-count="7681"/>
    <meta:user-defined meta:name="AppVersion">14.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